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aniel Defoe's faith-filled The further adventures of Robinson Crusoe finds Crusoe bored with his prosperity and consumed by an irresistible longing to return to the island he left many years before. Along with his trusty servant and companion, Friday, he embarks on a harrowing high-seas adventure that takes them to China, over the Russian steppes, and into Siberia. Readers will find themselves captivated by this sequel, which is every bit as engaging as the original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7T16:34:30.624000000</dc:date>
    <meta:editing-duration>PT15S</meta:editing-duration>
    <meta:editing-cycles>3</meta:editing-cycles>
    <meta:generator>LibreOffice/7.3.7.2$Windows_X86_64 LibreOffice_project/e114eadc50a9ff8d8c8a0567d6da8f454beeb84f</meta:generator>
    <meta:document-statistic meta:table-count="0" meta:image-count="0" meta:object-count="0" meta:page-count="1" meta:paragraph-count="1" meta:word-count="75" meta:character-count="472" meta:non-whitespace-character-count="397"/>
  </office:meta>
</office:document-meta>
</file>